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f" style:font-name="apple-system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f" style:font-name="apple-system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N-Carpinteria</text:h>
      <text:p text:style-name="P2">En los archivos html sumé el SEO con las siguientes características: Descripción: mediante la etiqueta meta name description, agregué el siguiente párrafo que explica en pocas palabras el contenido de mi sitio: "CAPELETTI NATALE Carpinteria. Realizamos muebles a medida, adaptandonos a las necesidades de cada cliente. Presupuestos sin cargo." Palabras clave: mediante la etiqueta meta name keywords, agregué las palabras clave que acompañarán a todas las páginas de mi sitio: Muebles, Melamina, Trabajos a medida, Madera, bajomesadas, alacenas, racks tv, mesas, roperos, mesas de luz, camas, mesas ratonas" Encabezado: para el encabezado del h1 utilicé el texto Capeletti Natal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4:35:31.087747075</meta:creation-date>
    <dc:date>2022-04-05T14:38:27.273967891</dc:date>
    <meta:editing-duration>PT2M57S</meta:editing-duration>
    <meta:editing-cycles>1</meta:editing-cycles>
    <meta:document-statistic meta:table-count="0" meta:image-count="0" meta:object-count="0" meta:page-count="1" meta:paragraph-count="2" meta:word-count="100" meta:character-count="694" meta:non-whitespace-character-count="596"/>
    <meta:generator>LibreOffice/6.4.7.2$Linux_X86_64 LibreOffice_project/40$Build-2</meta:generator>
  </office:meta>
</office:document-meta>
</file>